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  <style:text-properties style:text-position="0% 100%" style:font-name="Arial" fo:font-size="16pt" style:font-name-asian="Arial1" style:font-size-asian="16pt" style:font-name-complex="Arial1" style:font-size-complex="16pt"/>
    </style:style>
    <style:style style:name="P2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text-position="0% 100%" style:font-name="Arial" fo:font-size="16pt" officeooo:rsid="0006898b" officeooo:paragraph-rsid="0006898b" style:font-name-asian="Arial1" style:font-size-asian="16pt" style:font-name-complex="Arial1" style:font-size-complex="16pt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text-position="0% 100%" style:font-name="Arial" fo:font-size="16pt" officeooo:rsid="0006898b" officeooo:paragraph-rsid="0006898b" style:font-name-asian="Arial1" style:font-size-asian="16pt" style:font-name-complex="Arial1" style:font-size-complex="16p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6pt" style:font-name-asian="Times New Roman1" style:font-size-asian="16pt" style:font-name-complex="Times New Roman1" style:font-size-complex="16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text-position="0% 100%" style:font-name="Times New Roman" fo:font-size="16pt" officeooo:paragraph-rsid="0006898b" style:font-name-asian="Times New Roman1" style:font-size-asian="16pt" style:font-name-complex="Times New Roman1" style:font-size-complex="16pt"/>
    </style:style>
    <style:style style:name="P6" style:family="paragraph" style:parent-style-name="Standard">
      <style:text-properties style:text-position="0% 100%" fo:font-size="16pt" style:font-size-asian="16pt" style:font-size-complex="16pt"/>
    </style:style>
    <style:style style:name="P7" style:family="paragraph" style:parent-style-name="Standard">
      <style:text-properties style:text-position="0% 100%" fo:font-size="16pt" officeooo:rsid="0006898b" officeooo:paragraph-rsid="0006898b" style:font-size-asian="16pt" style:font-size-complex="16pt"/>
    </style:style>
    <style:style style:name="P8" style:family="paragraph" style:parent-style-name="Standard">
      <style:text-properties style:text-position="0% 100%" fo:font-size="16pt" officeooo:rsid="00072c79" officeooo:paragraph-rsid="00072c79" style:font-size-asian="16pt" style:font-size-complex="16pt"/>
    </style:style>
    <style:style style:name="P9" style:family="paragraph" style:parent-style-name="Standard" style:master-pag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style:page-number="1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P10" style:family="paragraph" style:parent-style-name="Standard">
      <style:text-properties style:text-position="0% 100%" fo:font-size="16pt" style:font-size-asian="16pt" style:font-size-complex="16pt"/>
    </style:style>
    <style:style style:name="P11" style:family="paragraph" style:parent-style-name="Standard">
      <style:text-properties style:text-position="0% 100%" fo:font-size="16pt" officeooo:rsid="00089dbf" officeooo:paragraph-rsid="00089dbf" style:font-size-asian="16pt" style:font-size-complex="16pt"/>
    </style:style>
    <style:style style:name="P12" style:family="paragraph" style:parent-style-name="Standard">
      <style:text-properties style:text-position="0% 100%" fo:font-size="16pt" officeooo:rsid="000b40bf" officeooo:paragraph-rsid="000b40bf" style:font-size-asian="16pt" style:font-size-complex="16pt"/>
    </style:style>
    <style:style style:name="P13" style:family="paragraph" style:parent-style-name="Standard">
      <style:text-properties style:text-position="0% 100%" fo:font-size="18pt" officeooo:rsid="000af076" officeooo:paragraph-rsid="000af076" style:font-size-asian="18pt" style:font-size-complex="18pt"/>
    </style:style>
    <style:style style:name="P14" style:family="paragraph" style:parent-style-name="Standard">
      <style:text-properties style:text-position="0% 100%" fo:font-size="18pt" officeooo:rsid="000b40bf" officeooo:paragraph-rsid="000b40bf" style:font-size-asian="18pt" style:font-size-complex="18pt"/>
    </style:style>
    <style:style style:name="P15" style:family="paragraph" style:parent-style-name="Standard">
      <style:text-properties style:text-position="0% 100%" fo:font-size="18pt" officeooo:rsid="000c04c2" officeooo:paragraph-rsid="000c04c2" style:font-size-asian="18pt" style:font-size-complex="18pt"/>
    </style:style>
    <style:style style:name="T1" style:family="text">
      <style:text-properties style:text-position="super 58%"/>
    </style:style>
    <style:style style:name="T2" style:family="text">
      <style:text-properties officeooo:rsid="000b40bf"/>
    </style:style>
    <style:style style:name="T3" style:family="text">
      <style:text-properties style:font-name="Calibri" fo:font-size="18pt" fo:language="en" fo:country="none" style:text-underline-style="none" fo:font-weight="normal" style:font-size-asian="18pt" style:font-weight-asian="normal"/>
    </style:style>
    <style:style style:name="T4" style:family="text">
      <style:text-properties style:font-name="Calibri" fo:language="en" fo:country="none" style:text-underline-style="none" fo:font-weight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ssignment 17-5-2021</text:p>
      <text:p text:style-name="P2">Satyam Bhardwaj</text:p>
      <text:p text:style-name="P2">CSE, 3<text:span text:style-name="T1">rd</text:span> year, 7</text:p>
      <text:p text:style-name="P2"/>
      <text:p text:style-name="P5"/>
      <text:p text:style-name="P4">EMPLOYEES (ENO , ENAME , ZIP , HDATE)</text:p>
      <text:p text:style-name="P4">PARTS (PNO , PNAME , QOH , PRICE , <text:s/>LEVEL)</text:p>
      <text:p text:style-name="P4">CUSTOMERS (CNO,CNAME,STREET,ZIP,PHONE)</text:p>
      <text:p text:style-name="P4">ORDERS(ONO,CNO,ENO,PRECEIVED,SHIPPED)</text:p>
      <text:p text:style-name="P4">ODETAILS(ONO , PNO , QTY)</text:p>
      <text:p text:style-name="P4">ZIPCODES(ZIP , CITY)</text:p>
      <text:p text:style-name="P1"/>
      <text:p text:style-name="P3">=&gt;</text:p>
      <text:p text:style-name="P6">CREATE TABLE zipcodes(</text:p>
      <text:p text:style-name="P6">zip number(20),</text:p>
      <text:p text:style-name="P6">city varchar2(20),</text:p>
      <text:p text:style-name="P6">primary key (zip));</text:p>
      <text:p text:style-name="P6"/>
      <text:p text:style-name="P6">CREATE TABLE employees(</text:p>
      <text:p text:style-name="P6">eno number(10),</text:p>
      <text:p text:style-name="P6">ename varchar2(20),</text:p>
      <text:p text:style-name="P6">zip number(20) references zipcodes(zip),</text:p>
      <text:p text:style-name="P6">hdate date,</text:p>
      <text:p text:style-name="P6">primary key(eno));</text:p>
      <text:p text:style-name="P6"/>
      <text:p text:style-name="P6"><text:soft-page-break/>CREATE TABLE parts(</text:p>
      <text:p text:style-name="P6">pno number(10),</text:p>
      <text:p text:style-name="P6">pname varchar2(30),</text:p>
      <text:p text:style-name="P6">qoh number(10),</text:p>
      <text:p text:style-name="P6">price number(10),</text:p>
      <text:p text:style-name="P6">level number(10),</text:p>
      <text:p text:style-name="P6">primary key(pno));</text:p>
      <text:p text:style-name="P6"/>
      <text:p text:style-name="P6">CREATE TABLE customers(</text:p>
      <text:p text:style-name="P6">cno number(10),</text:p>
      <text:p text:style-name="P6">cname varchar2(20),</text:p>
      <text:p text:style-name="P6">street varchar2(20),</text:p>
      <text:p text:style-name="P6">zip number(20) references zipcodes(zip),</text:p>
      <text:p text:style-name="P6">phone number(15),</text:p>
      <text:p text:style-name="P6">primary key(cno));</text:p>
      <text:p text:style-name="P6"/>
      <text:p text:style-name="P6">CREATE TABLE orders(</text:p>
      <text:p text:style-name="P6">ono number(10),</text:p>
      <text:p text:style-name="P6">cno number(10) references customers(cno),</text:p>
      <text:p text:style-name="P6">eno number(10) references employees(eno),</text:p>
      <text:p text:style-name="P6"><text:soft-page-break/>received date,</text:p>
      <text:p text:style-name="P6">shipped date,</text:p>
      <text:p text:style-name="P6">primary key(ono));</text:p>
      <text:p text:style-name="P6"/>
      <text:p text:style-name="P6">CREATE TABLE odetails(</text:p>
      <text:p text:style-name="P6">ono number(10) references orders(ono),</text:p>
      <text:p text:style-name="P6">pno number(10) references parts(pno),</text:p>
      <text:p text:style-name="P6">qty number(10),</text:p>
      <text:p text:style-name="P6">primary key( ono, pno));</text:p>
      <text:p text:style-name="P6"/>
      <text:p text:style-name="P6">sqlite&gt; select * from employees;</text:p>
      <text:p text:style-name="P6">6541|emp1|23113|11-07-2000</text:p>
      <text:p text:style-name="P6">6547|emp2|45464|11-07-2010</text:p>
      <text:p text:style-name="P6">6543|emp3|78979|12-10-2008</text:p>
      <text:p text:style-name="P6">6549|emp4|545401|20-06-2012</text:p>
      <text:p text:style-name="P6">6542|emp5|789798|30-02-2015</text:p>
      <text:p text:style-name="P6"/>
      <text:p text:style-name="P6">sqlite&gt; select * from customers;</text:p>
      <text:p text:style-name="P6">4561|cust1|chapaStreet|23113|963696369</text:p>
      <text:p text:style-name="P6">4562|cust2|kattistreet|789798|7896698</text:p>
      <text:p text:style-name="P6"><text:soft-page-break/>45687|cust3|kjasdj|45464|369879</text:p>
      <text:p text:style-name="P6">45698|Scust4</text:p>
      <text:p text:style-name="P6">|Saalbagh|545401|36977566</text:p>
      <text:p text:style-name="P6"/>
      <text:p text:style-name="P6">sqlite&gt; select * from orders;</text:p>
      <text:p text:style-name="P6">98|4561|6541|18-11-2010|28-11-2010</text:p>
      <text:p text:style-name="P6">99|4562|6542|28-11-2017|30-12-2017</text:p>
      <text:p text:style-name="P6">198|45687|6541|30-12-2017|30-12-2018</text:p>
      <text:p text:style-name="P6">199|45698|6547|30-12-2018|30-12-2019</text:p>
      <text:p text:style-name="P6"/>
      <text:p text:style-name="P6">select * from odetails;</text:p>
      <text:p text:style-name="P6">98|2|20</text:p>
      <text:p text:style-name="P6">198|2|50</text:p>
      <text:p text:style-name="P6">199|1|55</text:p>
      <text:p text:style-name="P6">99|4|45</text:p>
      <text:p text:style-name="P6"/>
      <text:p text:style-name="P7">1.=&gt; select pno, pname from parts where price &lt; 20;</text:p>
      <text:p text:style-name="P7">1|soft</text:p>
      <text:p text:style-name="P8">2.=&gt;select pno from parts where pno in (select pno from odetails );</text:p>
      <text:p text:style-name="P8">1</text:p>
      <text:p text:style-name="P8"><text:soft-page-break/>2</text:p>
      <text:p text:style-name="P8">4</text:p>
      <text:p text:style-name="P8"/>
      <text:p text:style-name="P8">3.=&gt;select * from customers where cname like 'S%';</text:p>
      <text:p text:style-name="P8">45698|Scust4</text:p>
      <text:p text:style-name="P8">|Saalbagh|545401|36977566</text:p>
      <text:p text:style-name="P8"/>
      <text:p text:style-name="P8">4.=&gt;select orders.ono, customers.cname from orders natural join customers;</text:p>
      <text:p text:style-name="P8">98|cust1</text:p>
      <text:p text:style-name="P8">99|cust2</text:p>
      <text:p text:style-name="P8">198|cust3</text:p>
      <text:p text:style-name="P8">199|Scust4</text:p>
      <text:p text:style-name="P8"/>
      <text:p text:style-name="P11">5.=&gt;select cname, ename from customers c inner join orders o on c.cno = o.cno inner join employees e on o.eno = e.eno;</text:p>
      <text:p text:style-name="P11">cust1|emp1</text:p>
      <text:p text:style-name="P11">cust2|emp5</text:p>
      <text:p text:style-name="P11">cust3|emp1</text:p>
      <text:p text:style-name="P11">Scust4</text:p>
      <text:p text:style-name="P11"><text:soft-page-break/>|emp2</text:p>
      <text:p text:style-name="P11"/>
      <text:p text:style-name="P12">6.=&gt;<text:span text:style-name="T3">select Ename from employees where hdate=(select min(hdate) from employees);</text:span></text:p>
      <text:p text:style-name="P12"><text:span text:style-name="T3">emp1</text:span></text:p>
      <text:p text:style-name="P11"/>
      <text:p text:style-name="P13"><text:span text:style-name="T2">7</text:span>.=&gt;select pno, pname, price from parts where price &gt; 2000 order by pno;</text:p>
      <text:p text:style-name="P13">4|solid|9000</text:p>
      <text:p text:style-name="P13">10601|hard|8000</text:p>
      <text:p text:style-name="P13"/>
      <text:p text:style-name="P14">8.=&gt; select o.pno, pname, sum(qty)*p.price from parts p inner join odetails o on p.pno = o.pno group by o.pno;</text:p>
      <text:p text:style-name="P14">1|soft|550</text:p>
      <text:p text:style-name="P14">2|fragile|4200</text:p>
      <text:p text:style-name="P14">4|solid|405000</text:p>
      <text:p text:style-name="P14"/>
      <text:p text:style-name="P14">9.=&gt;select sum(qty) from odetails where pno = 10601;</text:p>
      <text:p text:style-name="P15">10.=&gt;s<text:span text:style-name="T4">elect eno from employees where zip in (select zip from zipcodes where city='Mumbai');</text:span></text:p>
      <text:p text:style-name="P15"><text:soft-page-break/><text:span text:style-name="T4">654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dc:date>2021-05-25T18:13:44.104094787</dc:date>
    <meta:editing-duration>P1DT1H25M47S</meta:editing-duration>
    <meta:editing-cycles>2</meta:editing-cycles>
    <meta:document-statistic meta:table-count="0" meta:image-count="0" meta:object-count="0" meta:page-count="7" meta:paragraph-count="100" meta:word-count="312" meta:character-count="2542" meta:non-whitespace-character-count="2329"/>
  </office:meta>
</office:document-meta>
</file>